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" svg:font-family="Tahoma, Verdana, Arial, sans-serif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-0.0043in" fo:font-style="normal" fo:font-weight="normal"/>
    </style:style>
    <style:style style:name="P3" style:family="paragraph" style:parent-style-name="Text_20_body">
      <style:text-properties fo:color="#000000" style:font-name="Times New Roman" fo:font-size="14pt" style:font-size-asian="14pt" style:font-size-complex="14pt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italic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5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italic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7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1" fo:font-size="14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000000" style:font-name="Times New Roman1" fo:font-size="14pt" fo:letter-spacing="normal" fo:font-style="italic" fo:font-weight="normal"/>
    </style:style>
    <style:style style:name="T10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1" fo:letter-spacing="normal" fo:font-style="normal" style:text-underline-style="solid" style:text-underline-width="auto" style:text-underline-color="font-color" fo:font-weight="normal"/>
    </style:style>
    <style:style style:name="T12" style:family="text">
      <style:text-properties fo:font-variant="normal" fo:text-transform="none" fo:color="#000000" style:font-name="Times New Roman1" fo:letter-spacing="normal" fo:font-style="italic" fo:font-weight="normal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16" style:family="text">
      <style:text-properties fo:font-variant="normal" fo:text-transform="none" fo:color="#000000" fo:letter-spacing="normal" fo:font-style="italic" fo:font-weight="normal"/>
    </style:style>
    <style:style style:name="T17" style:family="text">
      <style:text-properties fo:font-variant="normal" fo:text-transform="none" fo:letter-spacing="normal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0" style:family="text">
      <style:text-properties fo:font-variant="normal" fo:text-transform="none" fo:letter-spacing="normal" fo:font-style="italic" fo:font-weight="normal"/>
    </style:style>
    <style:style style:name="T2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5.4 </text:span><text:span text:style-name="T1">Структура первичной сети предопределяет объединение и разделение потоков передаваемой информации, поэтому используемые на ней системы передачи строятся по </text:span><text:span text:style-name="T3">иерархическому принципу</text:span><text:span text:style-name="T1">. Применительно к цифровым системам этот принцип заключается в том, что число каналов ЦСП, соответствующее данной ступени иерархии, больше числа каналов ЦСП предыдущей ступени в целое число раз.</text:span></text:p>
      <text:p text:style-name="P4">Аналоговые системы передачи с ЧРК также строятся по иерархическому принципу, но в отличие от ЦСП для них ступенями иерархии являются не сами системы передачи, а типовые группы каналов.</text:p>
      <text:p text:style-name="P4">Цифровая система передачи, соответствующая первой ступени иерархии, называется <text:span text:style-name="T21">первичной</text:span>; в этой ЦСП осуществляется прямое преобразование относительно небольшого числа первичных сигналов в первичный цифровой поток. Системы передачи второй ступени иерархии объединяют определенное число первичных потоков во вторичный цифровой поток и т.д.</text:p>
      <text:p text:style-name="P3"><text:line-break/><text:span text:style-name="T17"> </text:span><text:span text:style-name="T18">Первичным сигналом для </text:span><text:span text:style-name="T20">всех</text:span><text:span text:style-name="T17"> </text:span><text:span text:style-name="T18">типов ЦСП является цифровой поток со скоростью передачи 64 кбит/с, называемый </text:span><text:span text:style-name="T19">основном цифровом каналом</text:span><text:span text:style-name="T17"> </text:span><text:span text:style-name="T18">(ОЦК). Для объединения сигналов ОЦК в групповые высокоскоростные цифровые сигналы используется рассмотренный ранее принцип </text:span><text:span text:style-name="T20">временного разделения каналов</text:span><text:span text:style-name="T1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" svg:font-family="Tahoma, Verdana, Arial, sans-serif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00:59</dc:date>
    <dc:creator>mark </dc:creator>
    <meta:editing-duration>PT3S</meta:editing-duration>
    <meta:editing-cycles>24</meta:editing-cycles>
    <meta:document-statistic meta:table-count="0" meta:image-count="0" meta:object-count="0" meta:page-count="1" meta:paragraph-count="4" meta:word-count="151" meta:character-count="1185" meta:non-whitespace-character-count="1036"/>
  </office:meta>
</office:document-meta>
</file>